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MyLibrary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MyLibrary/script-lb.xml" manifest:media-type="text/xml"/>
  <manifest:file-entry manifest:full-path="Basic/MyLibrary/Module1.xml" manifest:media-type="text/xml" manifest:size="1041">
    <manifest:encryption-data manifest:checksum-type="urn:oasis:names:tc:opendocument:xmlns:manifest:1.0#sha256-1k" manifest:checksum="/82x+xFkljVd4rv8De2eROQBjVIb6Kjk7QdQyxz0FP4=">
      <manifest:algorithm manifest:algorithm-name="http://www.w3.org/2001/04/xmlenc#aes256-cbc" manifest:initialisation-vector="zTUtAjS6wvVO9wyEsmB6Sg=="/>
      <manifest:key-derivation manifest:key-derivation-name="PBKDF2" manifest:key-size="32" manifest:iteration-count="1024" manifest:salt="05d0Ww4X4IoFwEXfTSupFg=="/>
      <manifest:start-key-generation manifest:start-key-generation-name="http://www.w3.org/2000/09/xmldsig#sha256" manifest:key-size="32"/>
    </manifest:encryption-data>
  </manifest:file-entry>
  <manifest:file-entry manifest:full-path="Basic/MyLibrary/Module1.bin" manifest:media-type="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uton 1" form:control-implementation="ooo:com.sun.star.form.component.CommandButton" xml:id="control1" form:id="control1" form:label="Test M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0.24mm" svg:height="15.14mm" svg:x="50.17mm" svg:y="21.78mm" draw:control="control1"/>
        </table:shapes>
        <table:table-column table:style-name="co1" table:default-cell-style-name="Default"/>
        <table:table-row table:style-name="ro1">
          <table:table-cell office:value-type="string" calcext:value-type="string">
            <text:p>success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office:value-type="string" calcext:value-type="string">
            <text:p>The MyLibrary password is <text:span text:style-name="T1">password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oving it, the TestMe button is ok (no error)</text:p>
          </table:table-cell>
        </table:table-row>
        <table:table-row table:style-name="ro1">
          <table:table-cell office:value-type="string" calcext:value-type="string">
            <text:p>with password protected library, the TestMe button fires an error (variable not s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2:10:45.226786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3-10T10:55:49.530350351</meta:creation-date>
    <dc:date>2015-08-20T12:11:17.483411021</dc:date>
    <meta:editing-duration>PT2H13M22S</meta:editing-duration>
    <meta:editing-cycles>47</meta:editing-cycles>
    <meta:generator>LibreOfficeDev/5.1.0.0.alpha1$Linux_X86_64 LibreOffice_project/c30563ee3986356a8f94e28402f867902d6e4972</meta:generator>
    <dc:creator>Laurent Godard</dc:creator>
    <meta:document-statistic meta:table-count="1" meta:cell-count="4" meta:object-count="1"/>
  </office:meta>
</office:document-meta>
</file>

<file path=Basic/MyLibrary/Module1.xml>*��L�@ӷo������U�Q���J�^c�$�ĸT�SJ����À[�Pۇ�Y�C.d.Ұ�*�!��;�6sOB�I��g|��qyW��4o3Ձ��K���h���-Lr{�AW���ݨ9�^ӄh�Kg��Q��1'�E��(O>M����%�_Afk9��=�]��V5��WaHB5Q���ꂰ~Fq�V��uR�����M�G�0>x�S���L	�j�k"#�O�rE�nu^kH`�#�VkS_ux0�Ԙu�8��ʯ�� ��9��W;�nyH�ޕe+�����v�����Z�Ĵ��F8�����܍��[J�*�3���l���
����q��'d�@ջ�	I��r��xcKژ�Z��$���5�H����=`{Z?_��,�U�M�I&���)i�[q{�����}w��=���9�v8R��:�X����X�S�����8�+iS�����1���s��C#}`kc�����D�d`5����Aۦ�ˆ������'3J\��y �`l
</file>

<file path=Basic/MyLibrary/script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tru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main
	myLibs = thisComponent.basicLibraries
	if not myLibs.isLibraryPasswordVerified("MyLibrary") then	
		retour = myLibs.verifyLibraryPassword( "MyLibrary", "password" )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

<file path=Dialogs/MyLibrary/dialog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